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99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 table:number-columns-repeated="999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 table:number-columns-repeated="998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 table:number-columns-repeated="99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1000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100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100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100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100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100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100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100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999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21:17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9T21:38:16</dc:date>
    <meta:editing-duration>PT13H39M48S</meta:editing-duration>
    <meta:editing-cycles>118</meta:editing-cycles>
    <meta:generator>LibreOffice/4.0.4.2$Linux_x86 LibreOffice_project/400m0$Build-2</meta:generator>
    <meta:document-statistic meta:table-count="1" meta:cell-count="175" meta:object-count="0"/>
  </office:meta>
</office:document-meta>
</file>